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paragraph-rsid="00159d53"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20pt" fo:font-weight="bold" officeooo:paragraph-rsid="00159d53"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2pt" fo:font-weight="bold" officeooo:paragraph-rsid="00159d53" style:font-size-asian="10.5pt" style:font-weight-asian="bold" style:font-size-complex="12pt" style:font-weight-complex="bold"/>
    </style:style>
    <style:style style:name="P4" style:family="paragraph" style:parent-style-name="Standard">
      <style:paragraph-properties fo:text-align="start" style:justify-single-word="false"/>
      <style:text-properties officeooo:paragraph-rsid="00159d53"/>
    </style:style>
    <style:style style:name="P5" style:family="paragraph" style:parent-style-name="Standard" style:list-style-name="L6">
      <style:paragraph-properties fo:text-align="start" style:justify-single-word="false"/>
      <style:text-properties officeooo:paragraph-rsid="00159d53"/>
    </style:style>
    <style:style style:name="P6" style:family="paragraph" style:parent-style-name="Standard" style:list-style-name="L7">
      <style:paragraph-properties fo:text-align="start" style:justify-single-word="false"/>
      <style:text-properties officeooo:paragraph-rsid="00159d53"/>
    </style:style>
    <style:style style:name="P7" style:family="paragraph" style:parent-style-name="Standard">
      <style:paragraph-properties fo:text-align="start" style:justify-single-word="false"/>
      <style:text-properties officeooo:paragraph-rsid="00174df1"/>
    </style:style>
    <style:style style:name="P8" style:family="paragraph" style:parent-style-name="Standard" style:list-style-name="L8">
      <style:paragraph-properties fo:text-align="start" style:justify-single-word="false"/>
      <style:text-properties officeooo:paragraph-rsid="00174df1"/>
    </style:style>
    <style:style style:name="T1" style:family="text">
      <style:text-properties officeooo:rsid="00159d53"/>
    </style:style>
    <style:style style:name="T2" style:family="text">
      <style:text-properties fo:font-weight="normal" officeooo:rsid="00159d53" style:font-weight-asian="normal" style:font-weight-complex="normal"/>
    </style:style>
    <style:style style:name="T3" style:family="text">
      <style:text-properties fo:font-weight="normal" officeooo:rsid="00174df1" style:font-weight-asian="normal" style:font-weight-complex="normal"/>
    </style:style>
    <style:style style:name="T4" style:family="text">
      <style:text-properties fo:font-size="12pt" fo:font-weight="normal" officeooo:rsid="00159d53" style:font-size-asian="10.5pt" style:font-weight-asian="bold" style:font-size-complex="12pt" style:font-weight-complex="normal"/>
    </style:style>
    <style:style style:name="T5" style:family="text">
      <style:text-properties fo:font-size="12pt" fo:font-weight="normal" officeooo:rsid="0015fca7" style:font-size-asian="10.5pt" style:font-weight-asian="bold" style:font-size-complex="12pt" style:font-weight-complex="normal"/>
    </style:style>
    <style:style style:name="T6" style:family="text">
      <style:text-properties fo:font-size="12pt" fo:font-weight="normal" officeooo:rsid="00174df1" style:font-size-asian="10.5pt" style:font-weight-asian="bold"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2"><text:span text:style-name="T1">CS3031</text:span></text:p>
      <text:p text:style-name="P2"><text:span text:style-name="T1">Project 2</text:span></text:p>
      <text:p text:style-name="P1"><text:span text:style-name="T2"/></text:p>
      <text:p text:style-name="P1"><text:span text:style-name="T2">Steven Diviney</text:span></text:p>
      <text:p text:style-name="P1"><text:span text:style-name="T2">08462267</text:span></text:p>
      <text:p text:style-name="P1"><text:span text:style-name="T2"/></text:p>
      <text:p text:style-name="P3"><text:span text:style-name="T2"><text:tab/>This project consists of 3 main parts. Mymail is used by the client to send and receive email. CustomSMTP is a small smtp server than receives the email and stores it for later retrevial. Customimap is another small server that the user connects to when they want to check for new email. The project was implemented in python and all of the encryption / decryption was done using calls to openssl. </text:span></text:p>
      <text:p text:style-name="P3"><text:span text:style-name="T2"/></text:p>
      <text:p text:style-name="P3"><text:span text:style-name="T2"><text:tab/></text:span><text:span text:style-name="T3">Each user has a certificate and it is verified against a local CA. The users public key is then generated from this vereifed certificate.</text:span></text:p>
      <text:p text:style-name="P3"><text:span text:style-name="T2"/></text:p>
      <text:p text:style-name="P3"><text:span text:style-name="T2"><text:tab/>The basic idea behind the project is this:</text:span></text:p>
      <text:p text:style-name="P4"><text:span text:style-name="T4"/></text:p>
      <text:p text:style-name="P4"><text:span text:style-name="T4">Sending:</text:span></text:p>
      <text:list xml:id="list2182282618" text:style-name="L6">
        <text:list-item>
          <text:p text:style-name="P5"><text:span text:style-name="T4">The user speceifes a message to send, either by manual input or specefied file </text:span><text:span text:style-name="T6">using a simple curses based interface</text:span><text:span text:style-name="T4">.</text:span></text:p>
        </text:list-item>
        <text:list-item>
          <text:p text:style-name="P5"><text:span text:style-name="T4">A key pair is generated for the user if they do not already have one.</text:span></text:p>
        </text:list-item>
        <text:list-item>
          <text:p text:style-name="P5"><text:span text:style-name="T4">A sha1 checksum for the body of the email obtained using the users private key.</text:span></text:p>
        </text:list-item>
        <text:list-item>
          <text:p text:style-name="P5"><text:span text:style-name="T4">A passphrase is requested from the user. This will be used to encrypt the message</text:span></text:p>
        </text:list-item>
        <text:list-item>
          <text:p text:style-name="P5"><text:span text:style-name="T4">The message is then encrypted using AES and the supplied passphrase. This approach was used encryping the whole message with RSA and the private key could not be gotten to work.</text:span></text:p>
        </text:list-item>
        <text:list-item>
          <text:p text:style-name="P5"><text:span text:style-name="T4">The password is then encrypted using RSA and the users private key.</text:span></text:p>
        </text:list-item>
        <text:list-item>
          <text:p text:style-name="P5"><text:span text:style-name="T4">The email is constructed by inserting the encrypted text as the message body and attatching the encrypted password and sha1 checksum to the email as files.</text:span></text:p>
        </text:list-item>
        <text:list-item>
          <text:p text:style-name="P5"><text:span text:style-name="T4">The email is then sent to the simple smtp server</text:span></text:p>
        </text:list-item>
      </text:list>
      <text:p text:style-name="P4"><text:span text:style-name="T4"><text:tab/></text:span></text:p>
      <text:p text:style-name="P4"><text:span text:style-name="T4">SMTP server</text:span></text:p>
      <text:list xml:id="list1196210483" text:style-name="L7">
        <text:list-header>
          <text:p text:style-name="P6"><text:span text:style-name="T4">The SMTP server is very simple, extending smtpd in the python librariers. </text:span><text:span text:style-name="T5">It simple</text:span><text:span text:style-name="T6">y writes the received message out to disk in a directory named after the address the message is to.</text:span></text:p>
        </text:list-header>
      </text:list>
      <text:p text:style-name="P4"><text:span text:style-name="T6"/></text:p>
      <text:p text:style-name="P4"><text:span text:style-name="T6">IMAP server</text:span></text:p>
      <text:p text:style-name="P7"><text:span text:style-name="T6"><text:tab/>The IMAP server waits for a connection and an email address to be supplied. If the supplied</text:span></text:p>
      <text:p text:style-name="P7"><text:span text:style-name="T6"><text:tab/>address has any messages waiting on disk they are sent to the connection party. <text:tab/></text:span></text:p>
      <text:p text:style-name="P7"><text:span text:style-name="T6"/></text:p>
      <text:p text:style-name="P7"><text:span text:style-name="T6">Receiving: (Or where it all went wrong)</text:span></text:p>
      <text:list xml:id="list1771560396" text:style-name="L8">
        <text:list-item>
          <text:p text:style-name="P8"><text:span text:style-name="T6">The user speceifes they wish to check for email and supplies an email address.</text:span></text:p>
        </text:list-item>
        <text:list-item>
          <text:p text:style-name="P8"><text:span text:style-name="T6">The IMAP server is contatced and the requested mail is fetched and sent to the user.</text:span></text:p>
          <text:p text:style-name="P8"><text:span text:style-name="T6">The following was attempted but could not be gotten to work, probably for rougly the same reason encrypting the whole message with RSA did not work</text:span></text:p>
        </text:list-item>
        <text:list-item>
          <text:p text:style-name="P8"><text:span text:style-name="T6">The email message is parsed into sperate sections, represeting the body, attatched sha1 checksum and encrypted passoword.</text:span></text:p>
        </text:list-item>
        <text:list-item>
          <text:p text:style-name="P8"><text:span text:style-name="T6">The password is decrypted using sending partys public key.</text:span></text:p>
        </text:list-item>
        <text:list-item>
          <text:p text:style-name="P8"><text:span text:style-name="T6">The message is then decrypted with the newly obtained password</text:span></text:p>
        </text:list-item>
        <text:list-item>
          <text:p text:style-name="P8"><text:soft-page-break/><text:span text:style-name="T6">The message is then checked against the attatched sha1 checksum</text:span></text:p>
        </text:list-item>
        <text:list-item>
          <text:p text:style-name="P8"><text:span text:style-name="T6">If all of the steps succed the user is presented with the message.</text:span></text:p>
        </text:list-item>
      </text:list>
      <text:p text:style-name="P7"><text:span text:style-name="T6"><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Divenson </meta:initial-creator>
    <meta:creation-date>2011-04-05T21:34:16</meta:creation-date>
    <dc:date>2011-04-05T22:01:29</dc:date>
    <dc:creator>Mr.Divenson </dc:creator>
    <meta:editing-duration>PT00H11M53S</meta:editing-duration>
    <meta:editing-cycles>2</meta:editing-cycles>
    <meta:generator>OpenOffice.org/3.2$Unix OpenOffice.org_project/320m19$Build-9505</meta:generator>
    <meta:document-statistic meta:table-count="0" meta:image-count="0" meta:object-count="0" meta:page-count="2" meta:paragraph-count="32" meta:word-count="458" meta:character-count="2546"/>
  </office:meta>
</office:document-meta>
</file>